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9f5d" officeooo:paragraph-rsid="00109f5d"/>
    </style:style>
    <style:style style:name="P2" style:family="paragraph" style:parent-style-name="Standard" style:list-style-name="L1">
      <style:text-properties officeooo:rsid="00109f5d" officeooo:paragraph-rsid="00109f5d"/>
    </style:style>
    <style:style style:name="P3" style:family="paragraph" style:parent-style-name="Standard" style:list-style-name="L1">
      <style:text-properties officeooo:rsid="0011d2f7" officeooo:paragraph-rsid="0011d2f7"/>
    </style:style>
    <style:style style:name="P4" style:family="paragraph" style:parent-style-name="Standard" style:list-style-name="L1">
      <style:text-properties officeooo:rsid="0012c4d4" officeooo:paragraph-rsid="0012c4d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arching for sermons</text:p>
      <text:list text:style-name="L1">
        <text:list-item>
          <text:p text:style-name="P2">Title</text:p>
        </text:list-item>
        <text:list-item>
          <text:p text:style-name="P2">Theme</text:p>
        </text:list-item>
        <text:list-item>
          <text:p text:style-name="P2">Bible passage</text:p>
        </text:list-item>
        <text:list-item>
          <text:p text:style-name="P2">Preacher</text:p>
        </text:list-item>
        <text:list-item>
          <text:p text:style-name="P2">Date</text:p>
        </text:list-item>
        <text:list-item>
          <text:p text:style-name="P2">Spurgeon Gems sermon number</text:p>
        </text:list-item>
        <text:list-item>
          <text:p text:style-name="P3">Language</text:p>
        </text:list-item>
        <text:list-item>
          <text:p text:style-name="P4">Denomination</text:p>
        </text:list-item>
        <text:list-item>
          <text:p text:style-name="P4"/>
        </text:list-item>
      </text:list>
      <text:p text:style-name="P1"/>
      <text:p text:style-name="P1">Viewing details of a particular sermon</text:p>
      <text:p text:style-name="P1"/>
      <text:p text:style-name="P1">Obtaining the file path of the pdf of a sermon</text:p>
      <text:p text:style-name="P1"/>
      <text:p text:style-name="P1">Obtaining the file path of the audio file of a serm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3:13:42.088813600</meta:creation-date>
    <dc:date>2025-08-25T13:24:41.663297100</dc:date>
    <meta:editing-duration>PT10M58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3" meta:word-count="51" meta:character-count="249" meta:non-whitespace-character-count="219"/>
  </office:meta>
</office:document-meta>
</file>